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.019cm" fo:margin-right="0.848cm" fo:margin-top="0.093cm" fo:margin-bottom="0cm" style:contextual-spacing="false" fo:line-height="115%" fo:text-align="start" style:justify-single-word="false" fo:keep-together="auto" fo:orphans="0" fo:widows="0" fo:text-indent="0.025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.004cm" fo:margin-right="2.822cm" fo:margin-top="0.093cm" fo:margin-bottom="0cm" style:contextual-spacing="false" fo:line-height="115%" fo:text-align="start" style:justify-single-word="false" fo:keep-together="auto" fo:orphans="0" fo:widows="0" fo:text-indent="-0.004cm" style:auto-text-indent="false" fo:break-before="auto" fo:break-after="auto" fo:background-color="transparent" fo:padding="0cm" fo:border="none" style:shadow="none" fo:keep-with-next="auto" style:join-border="false"/>
      <style:text-properties officeooo:paragraph-rsid="001077db"/>
    </style:style>
    <style:style style:name="P3" style:family="paragraph" style:parent-style-name="normal">
      <loext:graphic-properties draw:fill="none" draw:fill-color="#ffffff"/>
      <style:paragraph-properties fo:margin-left="0.004cm" fo:margin-right="2.822cm" fo:margin-top="0.093cm" fo:margin-bottom="0cm" style:contextual-spacing="false" fo:line-height="115%" fo:text-align="start" style:justify-single-word="false" fo:orphans="0" fo:widows="0" fo:text-indent="-0.004cm" style:auto-text-indent="false" fo:background-color="transparent" fo:padding="0cm" fo:border="none" style:shadow="none" style:join-border="false"/>
      <style:text-properties officeooo:paragraph-rsid="001077db"/>
    </style:style>
    <style:style style:name="P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5.761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1.72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0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.019cm" fo:margin-right="0cm" fo:margin-top="0.0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021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.044cm" fo:margin-right="0cm" fo:margin-top="0.0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.044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.044cm" fo:margin-right="0cm" fo:margin-top="0.0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044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.004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.018cm" fo:margin-right="0cm" fo:margin-top="0.028cm" fo:margin-bottom="0cm" style:contextual-spacing="false" fo:line-height="116%" fo:text-align="start" style:justify-single-word="false" fo:keep-together="auto" fo:orphans="0" fo:widows="0" fo:text-indent="0.026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.018cm" fo:margin-right="0.441cm" fo:margin-top="0.093cm" fo:margin-bottom="0cm" style:contextual-spacing="false" fo:line-height="116%" fo:text-align="start" style:justify-single-word="false" fo:keep-together="auto" fo:orphans="0" fo:widows="0" fo:text-indent="-0.018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.023cm" fo:margin-right="0.607cm" fo:margin-top="0.093cm" fo:margin-bottom="0cm" style:contextual-spacing="false" fo:line-height="116%" fo:text-align="start" style:justify-single-word="false" fo:keep-together="auto" fo:orphans="0" fo:widows="0" fo:text-indent="-0.023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cm" fo:margin-right="0.857cm" fo:margin-top="0.093cm" fo:margin-bottom="0cm" style:contextual-spacing="false" fo:line-height="116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077db"/>
    </style:style>
    <style:style style:name="P20" style:family="paragraph" style:parent-style-name="normal">
      <loext:graphic-properties draw:fill="none" draw:fill-color="#ffffff"/>
      <style:paragraph-properties fo:margin-left="0cm" fo:margin-right="0.857cm" fo:margin-top="0.093cm" fo:margin-bottom="0cm" style:contextual-spacing="false" fo:line-height="116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077db"/>
    </style:style>
    <style:style style:name="P21" style:family="paragraph" style:parent-style-name="normal">
      <loext:graphic-properties draw:fill="none" draw:fill-color="#ffffff"/>
      <style:paragraph-properties fo:margin-left="0.044cm" fo:margin-right="0.848cm" fo:margin-top="0.093cm" fo:margin-bottom="0cm" style:contextual-spacing="false" fo:line-height="117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1b462"/>
    </style:style>
    <style:style style:name="P22" style:family="paragraph" style:parent-style-name="normal">
      <loext:graphic-properties draw:fill="none" draw:fill-color="#ffffff"/>
      <style:paragraph-properties fo:margin-left="0.044cm" fo:margin-right="0.848cm" fo:margin-top="0.093cm" fo:margin-bottom="0cm" style:contextual-spacing="false" fo:line-height="117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1b46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solid" style:text-underline-width="auto" style:text-underline-color="font-color" fo:font-weight="bold" fo:background-color="transparent" loext:char-shading-value="0" style:font-name-asian="Montserrat1" style:font-size-asian="11pt" style:font-style-asian="normal" style:font-weight-asian="bold" style:font-name-complex="Montserrat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normal" fo:background-color="transparent" loext:char-shading-value="0" style:font-name-asian="Montserrat1" style:font-size-asian="11pt" style:font-style-asian="normal" style:font-weight-asian="normal" style:font-name-complex="Montserrat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italic" style:text-underline-style="none" fo:font-weight="normal" fo:background-color="transparent" loext:char-shading-value="0" style:font-name-asian="Montserrat1" style:font-size-asian="11pt" style:font-style-asian="italic" style:font-weight-asian="normal" style:font-name-complex="Montserrat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italic" style:text-underline-style="solid" style:text-underline-width="auto" style:text-underline-color="font-color" fo:font-weight="normal" fo:background-color="transparent" loext:char-shading-value="0" style:font-name-asian="Montserrat1" style:font-size-asian="11pt" style:font-style-asian="italic" style:font-weight-asian="normal" style:font-name-complex="Montserrat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9pt" fo:font-style="normal" style:text-underline-style="none" fo:font-weight="bold" fo:background-color="transparent" loext:char-shading-value="0" style:font-name-asian="Montserrat1" style:font-size-asian="9pt" style:font-style-asian="normal" style:font-weight-asian="bold" style:font-name-complex="Montserrat1" style:font-size-complex="9pt"/>
    </style:style>
    <style:style style:name="T6" style:family="text">
      <style:text-properties fo:font-variant="normal" fo:text-transform="none" fo:color="#1155cc" loext:opacity="100%" style:text-line-through-style="none" style:text-line-through-type="none" style:text-position="0% 100%" style:font-name="Montserrat" fo:font-size="11pt" fo:font-style="normal" style:text-underline-style="none" fo:font-weight="normal" fo:background-color="transparent" loext:char-shading-value="0" style:font-name-asian="Montserrat1" style:font-size-asian="11pt" style:font-style-asian="normal" style:font-weight-asian="normal" style:font-name-complex="Montserrat1" style:font-size-complex="11pt"/>
    </style:style>
    <style:style style:name="T7" style:family="text">
      <style:text-properties fo:font-variant="normal" fo:text-transform="none" fo:color="#1155cc" loext:opacity="100%" style:text-line-through-style="none" style:text-line-through-type="none" style:text-position="0% 100%" style:font-name="Montserrat" fo:font-size="11pt" fo:font-style="normal" style:text-underline-style="solid" style:text-underline-width="auto" style:text-underline-color="font-color" fo:font-weight="normal" fo:background-color="transparent" loext:char-shading-value="0" style:font-name-asian="Montserrat1" style:font-size-asian="11pt" style:font-style-asian="normal" style:font-weight-asian="normal" style:font-name-complex="Montserrat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 Report – Javier Rojo </text:span></text:p>
      <text:p text:style-name="P6"><text:span text:style-name="T6">J</text:span><text:span text:style-name="T7">azz Magazine (FR</text:span><text:span text:style-name="T6">) </text:span><text:span text:style-name="T2">– “Revelation!” </text:span></text:p>
      <text:p text:style-name="P7"><text:span text:style-name="T6">J</text:span><text:span text:style-name="T7">azz Rozhlas (CZ) </text:span><text:span text:style-name="T2">- recommendation </text:span></text:p>
      <text:p text:style-name="P19"><text:span text:style-name="T6">J</text:span><text:span text:style-name="T7">azz Weekly (US) </text:span><text:span text:style-name="T2">- review - </text:span><text:span text:style-name="T3">“brings fresh ideas to the post bop genre” </text:span></text:p>
      <text:p text:style-name="P20"><text:span text:style-name="T6">J</text:span><text:span text:style-name="T7">azzwise (UK) </text:span><text:span text:style-name="T2">- review - </text:span><text:span text:style-name="T3">“Rojo may be in his mid-twenties but already he is in his <text:s/>element with maturity and purpose” </text:span></text:p>
      <text:p text:style-name="P16"><text:span text:style-name="T7">NRW Jazz (DE) </text:span><text:span text:style-name="T2">- review - </text:span><text:span text:style-name="T3">“a fine, contemporary jazz record… the swing is relaxed, the <text:s/>boppy passages are driving, the ballads are tender and emotional - Rojo's own <text:s/>compositions have a lot to offer” </text:span></text:p>
      <text:p text:style-name="P9"><text:span text:style-name="T7">Salt-peanuts (DK)</text:span><text:span text:style-name="T6"> </text:span><text:span text:style-name="T2">- review </text:span></text:p>
      <text:p text:style-name="P10"><text:span text:style-name="T7">Goldmine Magazine (US) </text:span><text:span text:style-name="T2">- review </text:span></text:p>
      <text:p text:style-name="P17"><text:span text:style-name="T6">J</text:span><text:span text:style-name="T7">azzmania (BE) </text:span><text:span text:style-name="T2">- review - </text:span><text:span text:style-name="T3">“Jordi Pujol, head of the Fresh Sound New Talent label, <text:s/>knows damn well who to give a chance to. With this Javier Rojo and his sextet, it's <text:s/>clearly a successful move” </text:span></text:p>
      <text:p text:style-name="P11"><text:span text:style-name="T7">Radio Bemowo (PL) </text:span><text:span text:style-name="T2">- airplay </text:span></text:p>
      <text:p text:style-name="P15"><text:span text:style-name="T7">15 Questions (DE) </text:span><text:span text:style-name="T2">- interview2 </text:span></text:p>
      <text:p text:style-name="P12"><text:span text:style-name="T7">La Habitacion Del Jazz (ES) </text:span><text:span text:style-name="T2">- review <text:s/></text:span></text:p>
      <text:p text:style-name="P2"><text:span text:style-name="T6">J</text:span><text:span text:style-name="T7">azzflits (NL) </text:span><text:span text:style-name="T2">- review - </text:span><text:span text:style-name="T3">“energetic, playful, and pleasantly sentimental” </text:span></text:p>
      <text:p text:style-name="P3"><text:span text:style-name="T7">15 Questions (DE) </text:span><text:span text:style-name="T2">- interview </text:span></text:p>
      <text:p text:style-name="P13"><text:span text:style-name="T7">Radio France - Au Coeur du Jazz (FR) </text:span><text:span text:style-name="T2">- review/airplay </text:span></text:p>
      <text:p text:style-name="P1"><text:span text:style-name="T7">PJ Portrait in Jazz (JP) </text:span><text:span text:style-name="T2">- playlist - </text:span><text:span text:style-name="T3">“straight-ahead energy characteristic of young <text:s/>musicians, making it a refreshing listen” </text:span></text:p>
      <text:p text:style-name="P13"><text:span text:style-name="T7">Esensja (PL)</text:span><text:span text:style-name="T6"> </text:span><text:span text:style-name="T2">- review - “Javier Rojo – remember this artist!” </text:span></text:p>
      <text:p text:style-name="P18"><text:span text:style-name="T6">J</text:span><text:span text:style-name="T7">azz Views (UK) </text:span><text:span text:style-name="T2">- review - </text:span><text:span text:style-name="T3">”These guys are having real musical conversations.” </text:span><text:span text:style-name="T7">Blue in Green (UK) </text:span><text:span text:style-name="T2">- review - </text:span><text:span text:style-name="T3">“the musical embodiment of wearing one's heart on <text:s/>their sleeve” </text:span></text:p>
      <text:p text:style-name="P8"><text:span text:style-name="T6">J</text:span><text:span text:style-name="T7">azzreporter (DE) </text:span><text:span text:style-name="T2">- interview </text:span></text:p>
      <text:p text:style-name="P14"><text:span text:style-name="T7">Future Jazz on Jazz FM (UK) </text:span><text:span text:style-name="T2">- airplay </text:span></text:p>
      <text:p text:style-name="P21"><text:span text:style-name="T7">Era Jazzu (PL) </text:span><text:span text:style-name="T2">- review - </text:span><text:span text:style-name="T3">“a perfect showcase for the young European jazz scene” </text:span></text:p>
      <text:p text:style-name="P22"><text:span text:style-name="T7">Radio RDC (PL) </text:span><text:span text:style-name="T2">- airplay</text:span></text:p>
      <text:p text:style-name="P5"><text:soft-page-break/><text:span text:style-name="T5">JAVIER ROJ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i" fo:country="FI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i" fo:country="FI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31cm" fo:margin-bottom="1.393cm" fo:margin-left="2.538cm" fo:margin-right="2.526cm" style:writing-mode="lr-tb" style:layout-grid-color="#c0c0c0" style:layout-grid-lines="2401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23T19:18:13.443000000</dc:date>
    <meta:editing-duration>PT3M44S</meta:editing-duration>
    <meta:editing-cycles>1</meta:editing-cycles>
    <meta:document-statistic meta:table-count="0" meta:image-count="0" meta:object-count="0" meta:page-count="2" meta:paragraph-count="23" meta:word-count="264" meta:character-count="1543" meta:non-whitespace-character-count="1269"/>
    <meta:generator>LibreOffice/7.3.5.2$Windows_X86_64 LibreOffice_project/184fe81b8c8c30d8b5082578aee2fed2ea847c01</meta:generator>
  </office:meta>
</office:document-meta>
</file>